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Extra Bold" svg:font-family="'Cantarell Extra Bold'" style:font-pitch="variable"/>
    <style:font-face style:name="D050000L" svg:font-family="D050000L" style:font-pitch="variable"/>
    <style:font-face style:name="FiraCode Nerd Font Propo" svg:font-family="'FiraCode Nerd Font Propo'"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weight="bold" officeooo:rsid="0002b589" officeooo:paragraph-rsid="0002b589" style:font-weight-asian="bold" style:font-weight-complex="bold"/>
    </style:style>
    <style:style style:name="P2" style:family="paragraph" style:parent-style-name="Standard">
      <style:text-properties style:font-name="Liberation Serif1" officeooo:rsid="0002b589" officeooo:paragraph-rsid="0002b589"/>
    </style:style>
    <style:style style:name="P3" style:family="paragraph" style:parent-style-name="Standard">
      <style:text-properties style:font-name="Liberation Serif1" officeooo:rsid="0005b1bd" officeooo:paragraph-rsid="0005b1bd"/>
    </style:style>
    <style:style style:name="P4" style:family="paragraph" style:parent-style-name="Standard">
      <style:text-properties style:font-name="Liberation Serif1" officeooo:rsid="000b9a3d" officeooo:paragraph-rsid="000b9a3d"/>
    </style:style>
    <style:style style:name="P5" style:family="paragraph" style:parent-style-name="Standard">
      <style:text-properties style:font-name="Liberation Serif1" officeooo:rsid="000c614e" officeooo:paragraph-rsid="000c614e"/>
    </style:style>
    <style:style style:name="P6" style:family="paragraph" style:parent-style-name="Standard">
      <style:text-properties style:font-name="Liberation Serif1" officeooo:rsid="001171c9" officeooo:paragraph-rsid="001171c9"/>
    </style:style>
    <style:style style:name="T1" style:family="text">
      <style:text-properties officeooo:rsid="000b9a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sta</text:p>
      <text:p text:style-name="P2"/>
      <text:p text:style-name="P2">Si vuole realizzare un applicativo per la gestione della vendita dei biglietti per una compagnia aerea. Inoltre l’applicativo terrà traccia delle informazioni utili per la gestione dei voli da parte della compagnia.</text:p>
      <text:p text:style-name="P3"/>
      <text:p text:style-name="P2">L’applicativo permetterà ai clienti di registrarsi con le proprie <text:span text:style-name="T1">credenziali, e una volta registrato il cliente sarà in grado di ricercare tutti i voli disponibili su una tratta specificata, con informazioni quali l’orario di partenza, l’orario di arrivo, il modello di veicolo utilizzato, quanti posti sono disponibili nelle varie classi, e il relativo costo. </text:span></text:p>
      <text:p text:style-name="P4">Sarà possibile comprare un biglietto scelto tra quelli offerti (il pagamento non verrà gestito per motivi di semplicità), e sarà inoltre possibile visualizzare una lista di tutti i biglietti comprati di voli ancora non effettuati (dopo l’effettuazione, i biglietti utilizzati, non saranno più visualizzabili).</text:p>
      <text:p text:style-name="P5">L’utente potrà inoltre selezionare servizi aggiuntivi, quali extra bagagli, scelta del posto a sedere, ognuno con un prezzo aggiuntivo.</text:p>
      <text:p text:style-name="P6">La compagnia aerea, avrà invece bisogno di sapere per ogni volo, il modello di veicolo utilizzato (la compagnia ha una flotta di veicoli, e bisogno di tracciare ognuno di essi), i piloti, con il loro grado (comandante, copilota), lo staff a bordo, e l’occupazione dei posti in ogni classe.</text:p>
      <text:p text:style-name="P6">Ogni volo è effettuato su una certa tratta, per un dato periodo di tempo, con orari settimanali.</text:p>
      <text:p text:style-name="P6">Ogni tratta ha un aeroporto di origine e di destinazione (identificati dal codice univoco IATA), ed ha una valida annua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Extra Bold" svg:font-family="'Cantarell Extra Bold'" style:font-pitch="variable"/>
    <style:font-face style:name="D050000L" svg:font-family="D050000L" style:font-pitch="variable"/>
    <style:font-face style:name="FiraCode Nerd Font Propo" svg:font-family="'FiraCode Nerd Font Propo'"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it" number:country="IT" loext:transliteration-spellout="title cardinal" number:transliteration-language="it" number:transliteration-country="IT">
      <number:number number:decimal-places="0" number:min-decimal-places="0" number:min-integer-digits="1"/>
    </number:number-style>
    <number:number-style style:name="N10112" number:language="it" number:country="IT" loext:transliteration-spellout="title USD" number:transliteration-language="it" number:transliteration-country="IT">
      <number:number number:decimal-places="0" number:min-decimal-places="0" number:min-integer-digits="1"/>
    </number:number-style>
    <number:number-style style:name="N10113" number:language="it" number:country="IT" loext:transliteration-spellout="title USD" number:transliteration-language="it" number:transliteration-country="IT">
      <number:number number:decimal-places="2" number:min-decimal-places="2" number:min-integer-digits="1"/>
    </number:number-style>
    <number:number-style style:name="N10114" number:language="it" number:country="IT" loext:transliteration-spellout="upper USD" number:transliteration-language="it" number:transliteration-country="IT">
      <number:number number:decimal-places="0" number:min-decimal-places="0" number:min-integer-digits="1"/>
    </number:number-style>
    <number:number-style style:name="N10115" number:language="it" number:country="IT" loext:transliteration-spellout="upper USD" number:transliteration-language="it" number:transliteration-country="IT">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6:32:48.847706954</meta:creation-date>
    <meta:generator>LibreOffice/7.6.5.2$Linux_X86_64 LibreOffice_project/60$Build-2</meta:generator>
    <dc:date>2024-03-21T17:40:06.019870609</dc:date>
    <meta:editing-duration>PT1H5M13S</meta:editing-duration>
    <meta:editing-cycles>7</meta:editing-cycles>
    <meta:document-statistic meta:table-count="0" meta:image-count="0" meta:object-count="0" meta:page-count="1" meta:paragraph-count="8" meta:word-count="236" meta:character-count="1538" meta:non-whitespace-character-count="1309"/>
  </office:meta>
</office:document-meta>
</file>